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5.826cm"/>
    </style:style>
    <style:style style:name="Tableau2.10" style:family="table-row">
      <style:table-row-properties style:min-row-height="1.201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364c98" officeooo:paragraph-rsid="0043c01f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30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49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0" style:family="paragraph" style:parent-style-name="Standard">
      <style:paragraph-properties fo:text-align="justify" style:justify-single-word="false"/>
      <style:text-properties fo:language="fr" fo:country="FR" officeooo:paragraph-rsid="000e1a5f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rsid="00745f29" officeooo:paragraph-rsid="00745f29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rsid="00781d25" officeooo:paragraph-rsid="00781d25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rsid="0079b6b5" officeooo:paragraph-rsid="0079b6b5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79b6b5" officeooo:paragraph-rsid="007a9200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7a9200" officeooo:paragraph-rsid="007a9200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officeooo:paragraph-rsid="005b5586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45f29" officeooo:paragraph-rsid="00745f29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81d25" officeooo:paragraph-rsid="00781d25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12pt" fo:language="fr" fo:country="FR" officeooo:rsid="007a9200" officeooo:paragraph-rsid="007a9200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7c10da" officeooo:paragraph-rsid="007c10d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language="zxx" fo:country="none" fo:font-weight="normal" officeooo:rsid="007c10da" officeooo:paragraph-rsid="007c10da" style:language-asian="zxx" style:country-asian="none" style:font-weight-asian="normal" style:language-complex="zxx" style:country-complex="none" style:font-weight-complex="normal"/>
    </style:style>
    <style:style style:name="P65" style:family="paragraph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2321d5"/>
    </style:style>
    <style:style style:name="T5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6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officeooo:rsid="0032309f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4aba43" style:language-asian="zxx" style:country-asian="none" style:language-complex="zxx" style:country-complex="none"/>
    </style:style>
    <style:style style:name="T10" style:family="text">
      <style:text-properties fo:language="zxx" fo:country="none" officeooo:rsid="00644ec4" style:language-asian="zxx" style:country-asian="none" style:language-complex="zxx" style:country-complex="none"/>
    </style:style>
    <style:style style:name="T11" style:family="text">
      <style:text-properties officeooo:rsid="0039875d"/>
    </style:style>
    <style:style style:name="T12" style:family="text">
      <style:text-properties officeooo:rsid="003a4c54"/>
    </style:style>
    <style:style style:name="T13" style:family="text">
      <style:text-properties officeooo:rsid="0058b4e1"/>
    </style:style>
    <style:style style:name="T14" style:family="text">
      <style:text-properties officeooo:rsid="0069ccf6"/>
    </style:style>
    <style:style style:name="T15" style:family="text">
      <style:text-properties fo:language="fr" fo:country="FR" officeooo:rsid="005b5586" style:language-asian="zxx" style:country-asian="none" style:language-complex="zxx" style:country-complex="none"/>
    </style:style>
    <style:style style:name="T16" style:family="text">
      <style:text-properties officeooo:rsid="00711ab2"/>
    </style:style>
    <style:style style:name="T17" style:family="text">
      <style:text-properties officeooo:rsid="0072170b"/>
    </style:style>
    <style:style style:name="T18" style:family="text">
      <style:text-properties officeooo:rsid="00745f29"/>
    </style:style>
    <style:style style:name="T19" style:family="text">
      <style:text-properties officeooo:rsid="00750eac"/>
    </style:style>
    <style:style style:name="T20" style:family="text">
      <style:text-properties officeooo:rsid="00770a59"/>
    </style:style>
    <style:style style:name="T21" style:family="text">
      <style:text-properties officeooo:rsid="007a920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D</text:span>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1857378838240">
          <table:table-cell table:style-name="Tableau1.A1" office:value-type="string">
            <text:p text:style-name="P30">Noms, Prénoms de l’équipe en charge du projet</text:p>
          </table:table-cell>
          <table:table-cell table:style-name="Tableau1.B1" office:value-type="string">
            <text:p text:style-name="P34">Moulherat Gauthier &amp; Bardini Raphaël</text:p>
          </table:table-cell>
        </table:table-row>
        <table:table-row table:style-name="TableLine1857378836336">
          <table:table-cell table:style-name="Tableau1.A2" office:value-type="string">
            <text:p text:style-name="P30">Intitulé du projet</text:p>
          </table:table-cell>
          <table:table-cell table:style-name="Tableau1.B2" office:value-type="string">
            <text:p text:style-name="P34">Puissance 4</text:p>
          </table:table-cell>
        </table:table-row>
        <table:table-row table:style-name="TableLine1857378832256">
          <table:table-cell table:style-name="Tableau1.A2" office:value-type="string">
            <text:p text:style-name="P30"><text:span text:style-name="T3">Énoncé</text:span> général du besoin</text:p>
          </table:table-cell>
          <table:table-cell table:style-name="Tableau1.B2" office:value-type="string">
            <text:p text:style-name="P35">Jeu de puissance 4 qui se joue a tour de rôle </text:p>
          </table:table-cell>
        </table:table-row>
      </table:table>
      <text:p text:style-name="P5"/>
      <text:p text:style-name="P8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1857378826272">
          <table:table-cell table:style-name="Tableau2.A1" office:value-type="string">
            <text:p text:style-name="P30">Nom de la fonction</text:p>
          </table:table-cell>
          <table:table-cell table:style-name="Tableau2.A1" office:value-type="string">
            <text:p text:style-name="P31">Nom de l’élève prenant en charge la fonction</text:p>
          </table:table-cell>
          <table:table-cell table:style-name="Tableau2.A1" office:value-type="string">
            <text:p text:style-name="P30">Variables d’entrée</text:p>
          </table:table-cell>
          <table:table-cell table:style-name="Tableau2.A1" office:value-type="string">
            <text:p text:style-name="P30">Variables de sortie</text:p>
          </table:table-cell>
          <table:table-cell table:style-name="Tableau2.E1" office:value-type="string">
            <text:p text:style-name="P30">Rôle de la fonction</text:p>
          </table:table-cell>
        </table:table-row>
        <table:table-row table:style-name="TableLine1857378834704">
          <table:table-cell table:style-name="Tableau2.A2" office:value-type="string">
            <text:p text:style-name="P25">Chercher<text:span text:style-name="T13">Alignement</text:span></text:p>
          </table:table-cell>
          <table:table-cell table:style-name="Tableau2.A2" office:value-type="string">
            <text:p text:style-name="P37">Raphaël</text:p>
          </table:table-cell>
          <table:table-cell table:style-name="Tableau2.A2" office:value-type="string">
            <text:p text:style-name="P36">Entier : la colonne du dernier pion placé</text:p>
            <text:p text:style-name="P53">Entier : la ligne du dernier pion placé</text:p>
            <text:p text:style-name="P59"><text:span text:style-name="T15"/></text:p>
          </table:table-cell>
          <table:table-cell table:style-name="Tableau2.A2" office:value-type="string">
            <text:p text:style-name="P39">Booléen vrai si un alignement a été trouvé.</text:p>
          </table:table-cell>
          <table:table-cell table:style-name="Tableau2.E2" office:value-type="string">
            <text:p text:style-name="P51">Vérifie si le pion à l’emplacement spécifié représente un coup gagnant.</text:p>
          </table:table-cell>
        </table:table-row>
        <table:table-row table:style-name="TableLine1857378840960">
          <table:table-cell table:style-name="Tableau2.A2" office:value-type="string">
            <text:p text:style-name="P25">AfficherGrille</text:p>
          </table:table-cell>
          <table:table-cell table:style-name="Tableau2.A2" office:value-type="string">
            <text:p text:style-name="P37">Raphaël</text:p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38">Affiche une représentation textuelle de la grille</text:p>
          </table:table-cell>
        </table:table-row>
        <table:table-row table:style-name="TableLine1857378849664">
          <table:table-cell table:style-name="Tableau2.A2" office:value-type="string">
            <text:p text:style-name="P26">AfficherMessageExAequo</text:p>
          </table:table-cell>
          <table:table-cell table:style-name="Tableau2.A2" office:value-type="string">
            <text:p text:style-name="P41">Gauthier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42">Affiche un message de match nul</text:p>
          </table:table-cell>
        </table:table-row>
        <table:table-row table:style-name="TableLine1857378850480">
          <table:table-cell table:style-name="Tableau2.A2" office:value-type="string">
            <text:p text:style-name="P27">Afficher<text:span text:style-name="T4">Message</text:span>Gagnant</text:p>
          </table:table-cell>
          <table:table-cell table:style-name="Tableau2.A2" office:value-type="string">
            <text:p text:style-name="P37">Gauthier</text:p>
          </table:table-cell>
          <table:table-cell table:style-name="Tableau2.A2" office:value-type="string">
            <text:p text:style-name="P39">Chaîne : <text:span text:style-name="T19">nom du joueur gagant</text:span></text:p>
          </table:table-cell>
          <table:table-cell table:style-name="Tableau2.A2" office:value-type="string">
            <text:p text:style-name="P39"/>
          </table:table-cell>
          <table:table-cell table:style-name="Tableau2.E2" office:value-type="string">
            <text:p text:style-name="P35">Affiche un message avec le le nom du joueur <text:span text:style-name="T7">gagnant</text:span></text:p>
          </table:table-cell>
        </table:table-row>
        <table:table-row table:style-name="TableLine1857378856736">
          <table:table-cell table:style-name="Tableau2.A2" office:value-type="string">
            <text:p text:style-name="P60">DemanderNomJoueur 1 &amp; 2</text:p>
          </table:table-cell>
          <table:table-cell table:style-name="Tableau2.A2" office:value-type="string">
            <text:p text:style-name="P43">Raphaël</text:p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54">Chaîne : le nom entré par l’utilisateur</text:p>
          </table:table-cell>
          <table:table-cell table:style-name="Tableau2.E2" office:value-type="string">
            <text:p text:style-name="P43">Demande à l'utlisateur <text:s/><text:span text:style-name="T18">le nom du joueur correspondant</text:span></text:p>
          </table:table-cell>
        </table:table-row>
        <table:table-row table:style-name="TableLine1857378855920">
          <table:table-cell table:style-name="Tableau2.A2" office:value-type="string">
            <text:p text:style-name="P28">DemanderJouerAvec<text:span text:style-name="T20">PC</text:span></text:p>
          </table:table-cell>
          <table:table-cell table:style-name="Tableau2.A2" office:value-type="string">
            <text:p text:style-name="P44">Raphaël</text:p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54">Booléen vrai si l’utilisateur souhaite jouer contre l’ordinateur</text:p>
          </table:table-cell>
          <table:table-cell table:style-name="Tableau2.E2" office:value-type="string">
            <text:p text:style-name="P45">Demande à l'utilisateur s'il souhaite jouer contre l'ordinateur</text:p>
          </table:table-cell>
        </table:table-row>
        <table:table-row table:style-name="TableLine1857378855920">
          <table:table-cell table:style-name="Tableau2.A2" office:value-type="string">
            <text:p text:style-name="P61">Main</text:p>
          </table:table-cell>
          <table:table-cell table:style-name="Tableau2.A2" office:value-type="string">
            <text:p text:style-name="P55">Raphaël</text:p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54"/>
          </table:table-cell>
          <table:table-cell table:style-name="Tableau2.E2" office:value-type="string">
            <text:p text:style-name="P55">Boucle principale du programme</text:p>
          </table:table-cell>
        </table:table-row>
        <table:table-row table:style-name="Tableau2.9">
          <table:table-cell table:style-name="Tableau2.A2" office:value-type="string">
            <text:p text:style-name="P61">JouerTour</text:p>
          </table:table-cell>
          <table:table-cell table:style-name="Tableau2.A2" office:value-type="string">
            <text:p text:style-name="P55">Raphaël</text:p>
          </table:table-cell>
          <table:table-cell table:style-name="Tableau2.A2" office:value-type="string">
            <text:p text:style-name="P55">Chaîne : nom du joueur qui doit jouer</text:p>
            <text:p text:style-name="P55">Case : valeur correspondante de l’énumération</text:p>
          </table:table-cell>
          <table:table-cell table:style-name="Tableau2.A2" office:value-type="string">
            <text:p text:style-name="P56">Booléen vrai si l’utilisateur a gagné.</text:p>
          </table:table-cell>
          <table:table-cell table:style-name="Tableau2.E2" office:value-type="string">
            <text:p text:style-name="P55">Fait jouer l’utilisateur et ajoute un nouveau pion à la grille. </text:p>
          </table:table-cell>
        </table:table-row>
        <text:soft-page-break/>
        <table:table-row table:style-name="Tableau2.10">
          <table:table-cell table:style-name="Tableau2.A2" office:value-type="string">
            <text:p text:style-name="P62">JouerTourAuto</text:p>
          </table:table-cell>
          <table:table-cell table:style-name="Tableau2.A2" office:value-type="string">
            <text:p text:style-name="P58">Raphaël</text:p>
          </table:table-cell>
          <table:table-cell table:style-name="Tableau2.A2" office:value-type="string">
            <text:p text:style-name="P58">Chaîne : nom du joueur représentant l’ordinateur</text:p>
            <text:p text:style-name="P58">Case : valeur correspondante de l’énumération.</text:p>
          </table:table-cell>
          <table:table-cell table:style-name="Tableau2.A2" office:value-type="string">
            <text:p text:style-name="P57">Booléen vrai si <text:span text:style-name="T21">l’ordinateur</text:span> a gagné.</text:p>
          </table:table-cell>
          <table:table-cell table:style-name="Tableau2.E2" office:value-type="string">
            <text:p text:style-name="P58">Place un pion à un endroit aléatoire sur la grille pour faire « jouer » l’ordinateur.</text:p>
          </table:table-cell>
        </table:table-row>
      </table:table>
      <text:p text:style-name="P50"><draw:frame draw:style-name="fr1" draw:name="Cadre1" text:anchor-type="paragraph" svg:width="18.819cm" draw:z-index="0"><draw:text-box fo:min-height="22.719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1857378846944"><table:table-cell table:style-name="Tableau4.A1" office:value-type="string"><text:p text:style-name="P13">Type</text:p></table:table-cell><table:table-cell table:style-name="Tableau4.A1" office:value-type="string"><text:p text:style-name="P18">Nom</text:p></table:table-cell><table:table-cell table:style-name="Tableau4.C1" office:value-type="string"><text:p text:style-name="P13">Commentaires</text:p></table:table-cell></table:table-row><table:table-row table:style-name="TableLine1857378844224"><table:table-cell table:style-name="Tableau4.A2" office:value-type="string"><text:p text:style-name="P13">Tableau <text:span text:style-name="T11">de valeurs de </text:span><text:span text:style-name="T5">Case</text:span><text:span text:style-name="T11"> </text:span>à deux dimensions</text:p><text:p text:style-name="P19">7 colonnes</text:p><text:p text:style-name="P19">6 lignes</text:p></table:table-cell><table:table-cell table:style-name="Tableau4.A2" office:value-type="string"><text:p text:style-name="P24">grille</text:p></table:table-cell><table:table-cell table:style-name="Tableau4.C2" office:value-type="string"><text:p text:style-name="P13">Grille du jeu où sont placés les pions. Un pion est représenté par <text:span text:style-name="T12">le caractère correspondant à la vale</text:span><text:span text:style-name="T14">u</text:span><text:span text:style-name="T12">r de l'énumération.</text:span></text:p></table:table-cell></table:table-row><table:table-row table:style-name="TableLine1857378857552"><table:table-cell table:style-name="Tableau4.A2" office:value-type="string"><text:p text:style-name="P14">Entier </text:p></table:table-cell><table:table-cell table:style-name="Tableau4.A2" office:value-type="string"><text:p text:style-name="P22">HAUTEUR</text:p></table:table-cell><table:table-cell table:style-name="Tableau4.C2" office:value-type="string"><text:p text:style-name="P14">La hauteur de la grille du jeu, cad le nombre de lignes</text:p></table:table-cell></table:table-row><table:table-row table:style-name="TableLine1857378858096"><table:table-cell table:style-name="Tableau4.A2" office:value-type="string"><text:p text:style-name="P14">Entier</text:p></table:table-cell><table:table-cell table:style-name="Tableau4.A2" office:value-type="string"><text:p text:style-name="P22">LARGEUR</text:p></table:table-cell><table:table-cell table:style-name="Tableau4.C2" office:value-type="string"><text:p text:style-name="P14">La largeur de la grille du jeu, cad le nombre de colonnes</text:p></table:table-cell></table:table-row><table:table-row table:style-name="TableLine1857378847216"><table:table-cell table:style-name="Tableau4.A2" office:value-type="string"><text:p text:style-name="P17">Entier</text:p></table:table-cell><table:table-cell table:style-name="Tableau4.A2" office:value-type="string"><text:p text:style-name="P23">L<text:span text:style-name="T16">ONGUEUR_ALIGNEMENT</text:span></text:p></table:table-cell><table:table-cell table:style-name="Tableau4.C2" office:value-type="string"><text:p text:style-name="P17">La longeur d'un alignement de pions nécessaires pour gagner.</text:p></table:table-cell></table:table-row><table:table-row table:style-name="TableLine1857378847216"><table:table-cell table:style-name="Tableau4.A2" office:value-type="string"><text:p text:style-name="P64">Entier</text:p></table:table-cell><table:table-cell table:style-name="Tableau4.A2" office:value-type="string"><text:p text:style-name="P63">ERREUR_COLONNE_PLEINE</text:p></table:table-cell><table:table-cell table:style-name="Tableau4.C2" office:value-type="string"><text:p text:style-name="P64">Code d'erreur quand une colonne est pleine de pions.</text:p></table:table-cell></table:table-row></table:table><text:p text:style-name="P4"/><text:p text:style-name="P2"><text:s/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1857378852112"><table:table-cell table:style-name="Tableau5.A1" office:value-type="string"><text:p text:style-name="P16">Nom</text:p></table:table-cell><table:table-cell table:style-name="Tableau5.A1" office:value-type="string"><text:p text:style-name="P20">Valeurs</text:p></table:table-cell><table:table-cell table:style-name="Tableau5.C1" office:value-type="string"><text:p text:style-name="P15">Commentaires</text:p></table:table-cell></table:table-row><table:table-row table:style-name="TableLine1857378858368"><table:table-cell table:style-name="Tableau5.A2" office:value-type="string"><text:p text:style-name="P21">Case</text:p></table:table-cell><table:table-cell table:style-name="Tableau5.A2" office:value-type="string"><text:p text:style-name="P29"><text:span text:style-name="T6">VIDE</text:span><text:span text:style-name="T8"> - </text:span><text:span text:style-name="T10">Pas de pion</text:span></text:p><text:p text:style-name="P29"><text:span text:style-name="T6">JOUEUR_1</text:span><text:span text:style-name="T8"> - </text:span><text:span text:style-name="T9">P</text:span><text:span text:style-name="T8">ion placé par le joueur 1</text:span></text:p><text:p text:style-name="P29"><text:span text:style-name="T6">JOUEUR_2</text:span><text:span text:style-name="T8"> - </text:span><text:span text:style-name="T9">P</text:span><text:span text:style-name="T8">ion placé par le joueur 2</text:span></text:p></table:table-cell><table:table-cell table:style-name="Tableau5.C2" office:value-type="string"><text:p text:style-name="P12">Représente l'état d'une case sur la grille du jeu</text:p></table:table-cell></table:table-row></table:table><text:p text:style-name="P3"/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1857378856464">
          <table:table-cell table:style-name="Tableau3.A1" office:value-type="string">
            <text:p text:style-name="P32">Fiche péda<text:span text:style-name="T2">g</text:span>ogique du projet</text:p>
          </table:table-cell>
          <table:table-cell table:style-name="Tableau3.B1" table:number-columns-spanned="9" office:value-type="string">
            <text:p text:style-name="P46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57378852384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7"><text:span text:style-name="T1">Eleve 1</text:span> </text:p>
          </table:table-cell>
          <table:table-cell table:style-name="Tableau3.A2" office:value-type="string">
            <text:p text:style-name="P33">Eleve 2</text:p>
          </table:table-cell>
          <table:table-cell table:style-name="Tableau3.A2" office:value-type="string">
            <text:p text:style-name="P33">Eleve 3</text:p>
          </table:table-cell>
          <table:table-cell table:style-name="Tableau3.A2" office:value-type="string">
            <text:p text:style-name="P48">for ou while</text:p>
          </table:table-cell>
          <table:table-cell table:style-name="Tableau3.A2" office:value-type="string">
            <text:p text:style-name="P49">if</text:p>
          </table:table-cell>
          <table:table-cell table:style-name="Tableau3.A2" office:value-type="string">
            <text:p text:style-name="P49">Variables globales et locales</text:p>
          </table:table-cell>
          <table:table-cell table:style-name="Tableau3.A2" office:value-type="string">
            <text:p text:style-name="P49">Commentaires et docsting</text:p>
          </table:table-cell>
          <table:table-cell table:style-name="Tableau3.A2" office:value-type="string">
            <text:p text:style-name="P49">assertions</text:p>
          </table:table-cell>
          <table:table-cell table:style-name="Tableau3.J2" office:value-type="string">
            <text:p text:style-name="P49">Diaporama</text:p>
          </table:table-cell>
        </table:table-row>
        <table:table-row table:style-name="TableLine1857378842048">
          <table:table-cell table:style-name="Tableau3.A2" office:value-type="string">
            <text:p text:style-name="P32">Fonction 1 :</text:p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48032">
          <table:table-cell table:style-name="Tableau3.A2" office:value-type="string">
            <text:p text:style-name="P32">Fonction 2 :</text:p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45584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49392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42320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54016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  <table:table-row table:style-name="TableLine1857378843952">
          <table:table-cell table:style-name="Tableau3.A2" office:value-type="string">
            <text:p text:style-name="P32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7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/>
          </table:table-cell>
          <table:table-cell table:style-name="Tableau3.J2" office:value-type="string">
            <text:p text:style-name="P46"/>
          </table:table-cell>
        </table:table-row>
      </table:table>
      <text:p text:style-name="P10">Note : un projet est validable si chaque élève a une croix en face de chaque compétence.</text:p>
      <text:p text:style-name="P7"/>
      <text:p text:style-name="P7"/>
      <text:p text:style-name="P9">SPRINT N°1</text:p>
      <text:p text:style-name="P9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9">SPRINT N°2</text:p>
      <text:p text:style-name="P9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6H34M18S</meta:editing-duration>
    <meta:editing-cycles>91</meta:editing-cycles>
    <dc:date>2021-11-24T19:33:41.973000000</dc:date>
    <meta:document-statistic meta:table-count="5" meta:image-count="0" meta:object-count="0" meta:page-count="3" meta:paragraph-count="103" meta:word-count="491" meta:character-count="2915" meta:non-whitespace-character-count="2516"/>
  </office:meta>
</office:document-meta>
</file>